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cm" fo:min-width="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3.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cm" fo:min-width="3.25cm"/>
      <style:paragraph-properties style:writing-mode="lr-tb"/>
    </style:style>
    <style:style style:name="gr4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5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6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7" style:family="graphic" style:parent-style-name="objectwithoutfill">
      <style:graphic-properties draw:marker-end="Стили_20_стрелок_20_8" draw:marker-end-width="0.3cm" draw:fill="none" draw:textarea-vertical-align="middle"/>
    </style:style>
    <style:style style:name="gr8" style:family="graphic" style:parent-style-name="objectwithoutfill">
      <style:graphic-properties draw:marker-end="Стили_20_стрелок_20_9" draw:marker-end-width="0.3cm" draw:fill="none" draw:textarea-vertical-align="middle"/>
    </style:style>
    <style:style style:name="gr9" style:family="graphic" style:parent-style-name="objectwithoutfill">
      <style:graphic-properties draw:marker-end="Стили_20_стрелок_20_10" draw:marker-end-width="0.3cm" draw:fill="none" draw:textarea-vertical-align="middle"/>
    </style:style>
    <style:style style:name="gr10" style:family="graphic" style:parent-style-name="objectwithoutfill">
      <style:graphic-properties draw:marker-end="Стили_20_стрелок_20_11" draw:marker-end-width="0.3cm" draw:fill="none" draw:textarea-vertical-align="middle"/>
    </style:style>
    <style:style style:name="gr11" style:family="graphic" style:parent-style-name="objectwithoutfill">
      <style:graphic-properties draw:marker-end="Стили_20_стрелок_20_12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9" draw:id="id9" draw:layer="layout" svg:width="6.5cm" svg:height="3.25cm" draw:transform="skewX (0.00279252680319093) translate (6.75cm 2.75cm)">
          <text:p text:style-name="P1">Друзья человека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75cm" svg:height="2cm" svg:x="5.25cm" svg:y="9.5cm">
          <text:p text:style-name="P1">Домашние животные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3.75cm" svg:height="2cm" svg:x="11cm" svg:y="9.5cm">
          <text:p text:style-name="P1">Вьючные животные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3.75cm" svg:height="1.75cm" svg:x="5.25cm" svg:y="13.25cm">
          <text:p text:style-name="P1">Собаки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3.75cm" svg:height="1.75cm" svg:x="5.25cm" svg:y="20.25cm">
          <text:p text:style-name="P1">Хомяки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3.75cm" svg:height="1.75cm" svg:x="5.25cm" svg:y="16.75cm">
          <text:p text:style-name="P1">Кошки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3.75cm" svg:height="1.75cm" svg:x="11cm" svg:y="16.75cm">
          <text:p text:style-name="P1">Ослы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3.75cm" svg:height="1.75cm" svg:x="11cm" svg:y="20.25cm">
          <text:p text:style-name="P1">Верблюды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3.75cm" svg:height="1.75cm" svg:x="11cm" svg:y="13.25cm">
          <text:p text:style-name="P1">Лошади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5.25cm" svg:y1="10.5cm" svg:x2="5.25cm" svg:y2="14.125cm" draw:start-shape="id1" draw:start-glue-point="3" draw:end-shape="id2" draw:end-glue-point="3" svg:d="M5250 10500h-501v3625h501" svg:viewBox="0 0 502 3626">
          <text:p/>
        </draw:connector>
        <draw:connector draw:style-name="gr5" draw:text-style-name="P2" draw:layer="layout" svg:x1="5.25cm" svg:y1="10.5cm" svg:x2="5.25cm" svg:y2="17.625cm" draw:start-shape="id1" draw:start-glue-point="3" draw:end-shape="id3" draw:end-glue-point="3" svg:d="M5250 10500h-501v7125h501" svg:viewBox="0 0 502 7126">
          <text:p/>
        </draw:connector>
        <draw:connector draw:style-name="gr6" draw:text-style-name="P2" draw:layer="layout" svg:x1="5.25cm" svg:y1="10.5cm" svg:x2="5.25cm" svg:y2="21.125cm" draw:start-shape="id1" draw:start-glue-point="3" draw:end-shape="id4" draw:end-glue-point="3" svg:d="M5250 10500h-501v10625h501" svg:viewBox="0 0 502 10626">
          <text:p/>
        </draw:connector>
        <draw:connector draw:style-name="gr7" draw:text-style-name="P2" draw:layer="layout" svg:x1="14.75cm" svg:y1="10.5cm" svg:x2="14.75cm" svg:y2="14.125cm" draw:start-shape="id5" draw:start-glue-point="1" draw:end-shape="id6" draw:end-glue-point="1" svg:d="M14750 10500h501v3625h-501" svg:viewBox="0 0 502 3626">
          <text:p/>
        </draw:connector>
        <draw:connector draw:style-name="gr8" draw:text-style-name="P2" draw:layer="layout" svg:x1="14.75cm" svg:y1="10.5cm" svg:x2="14.75cm" svg:y2="17.625cm" draw:start-shape="id5" draw:start-glue-point="1" draw:end-shape="id7" draw:end-glue-point="1" svg:d="M14750 10500h501v7125h-501" svg:viewBox="0 0 502 7126">
          <text:p/>
        </draw:connector>
        <draw:connector draw:style-name="gr9" draw:text-style-name="P2" draw:layer="layout" svg:x1="14.75cm" svg:y1="10.5cm" svg:x2="14.75cm" svg:y2="21.125cm" draw:start-shape="id5" draw:start-glue-point="1" draw:end-shape="id8" draw:end-glue-point="1" svg:d="M14750 10500h501v10625h-501" svg:viewBox="0 0 502 10626">
          <text:p/>
        </draw:connector>
        <draw:connector draw:style-name="gr10" draw:text-style-name="P2" draw:layer="layout" svg:x1="9.991cm" svg:y1="6cm" svg:x2="7.125cm" svg:y2="9.5cm" draw:start-shape="id9" draw:start-glue-point="2" draw:end-shape="id1" draw:end-glue-point="0" svg:d="M9991 6000v1750h-2866v1750" svg:viewBox="0 0 2867 3501">
          <text:p/>
        </draw:connector>
        <draw:connector draw:style-name="gr11" draw:text-style-name="P2" draw:layer="layout" svg:x1="9.991cm" svg:y1="6cm" svg:x2="12.875cm" svg:y2="9.5cm" draw:start-shape="id9" draw:start-glue-point="2" draw:end-shape="id5" draw:end-glue-point="0" svg:d="M9991 6000v1750h2884v1750" svg:viewBox="0 0 2885 35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9T16:05:32.453296273</meta:creation-date>
    <dc:date>2023-05-29T16:16:01.792560160</dc:date>
    <meta:editing-duration>PT19S</meta:editing-duration>
    <meta:editing-cycles>1</meta:editing-cycles>
    <meta:document-statistic meta:object-count="17"/>
    <meta:generator>LibreOffice/7.3.7.2$Linux_X86_64 LibreOffice_project/30$Build-2</meta:generator>
  </office:meta>
</office:document-meta>
</file>